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3.6917in"/>
    </style:style>
    <style:style style:name="co3" style:family="table-column">
      <style:table-column-properties fo:break-before="auto" style:column-width="7.0846in"/>
    </style:style>
    <style:style style:name="co4" style:family="table-column">
      <style:table-column-properties fo:break-before="auto" style:column-width="2.6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3.3957in"/>
    </style:style>
    <style:style style:name="co8" style:family="table-column">
      <style:table-column-properties fo:break-before="auto" style:column-width="7.1063in"/>
    </style:style>
    <style:style style:name="co9" style:family="table-column">
      <style:table-column-properties fo:break-before="auto" style:column-width="2.7118in"/>
    </style:style>
    <style:style style:name="co10" style:family="table-column">
      <style:table-column-properties fo:break-before="auto" style:column-width="5.89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tab/>LocalizationTrack <text:s text:c="32"/></text:p>
          </table:table-cell>
          <table:table-cell office:value-type="string">
            <text:p><text:tab/>C25 tracks robot position in 3D environment, fails when it's no longer possible to do so (not when localization is bad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tab/>ObstacleDetection <text:s text:c="32"/></text:p>
          </table:table-cell>
          <table:table-cell office:value-type="string">
            <text:p><text:tab/>C24 detects obstacles in 3D, fails when it's no longer possible to detect objects 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tab/>Monitor(target=LiveLock) <text:s text:c="25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tab/>PathPlanning <text:s text:c="37"/></text:p>
          </table:table-cell>
          <table:table-cell office:value-type="string">
            <text:p><text:tab/>C31 calculates paths on occupancy grids, fails when it's no longer possible to do so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tab/>StandUp <text:s text:c="42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tab/>Monitor(target=Falling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tab/>SearchObject(target=CarEntry) <text:s text:c="20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tab/>TrackObject(target=CarEntry) <text:s text:c="21"/></text:p>
          </table:table-cell>
          <table:table-cell office:value-type="string">
            <text:p><text:tab/>C23 Tracks object A position withing the image, fails if there is no longer a method to predict i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tab/>PathPlanningFocus(target=CarEntry) <text:s text:c="15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tab/>TurnTo(target=CarEntry) <text:s text:c="26"/></text:p>
          </table:table-cell>
          <table:table-cell office:value-type="string">
            <text:p><text:tab/>C41 it gets the locations of A from the perception services and turns towards it</text:p>
          </table:table-cell>
          <table:table-cell office:value-type="string">
            <text:p>parameters target=Doorway selfPosition=internal,external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tab/>PushHMI(data=panoramic_image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tab/>PushHMI(data=occupancy_grid) <text:s text:c="2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tab/>PushHMI(data=path) <text:s text:c="3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tab/>FollowPath <text:s text:c="39"/></text:p>
          </table:table-cell>
          <table:table-cell office:value-type="string">
            <text:p><text:tab/>C42 retrieves a path from the path planner and moves the robot along that path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tab/>whilePlaceToThreadIn <text:s text:c="29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tab/>untilSpeedAveregeIsLowerThen(kmh=?) <text:s text:c="1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tab/>untilOperatorIntervention <text:s text:c="2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tab/>whileSolution <text:s text:c="36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tab/>PlanDetour <text:s text:c="39"/></text:p>
          </table:table-cell>
          <table:table-cell office:value-type="string">
            <text:p><text:tab/>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<text:tab/>Stop <text:s text:c="45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tab/>PushHMI(data=panoramic_image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tab/>QuasiStaticWalk <text:s text:c="3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tab/>SearchObject(target=Doorway,selfPosition=external)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tab/>SearchObject(target=Pedals) <text:s text:c="22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tab/>SearchObject(target=Wheel) <text:s text:c="23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tab/>SearchObject(target=Seat) <text:s text:c="24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tab/>SearchObject(target=Bar) <text:s text:c="25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tab/>PushHMI(data=cabin_image) <text:s text:c="24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tab/>PushHMI(data= cabin_parametrics) <text:s text:c="17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tab/>MountVehicle(param=Mount) <text:s text:c="24"/></text:p>
          </table:table-cell>
          <table:table-cell office:value-type="string">
            <text:p><text:tab/>C46 - mounts the robot onto the car from a given posture (yet to be defined)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tab/>MechanismForStandingUp <text:s text:c="27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tab/>SearchObject(target=Wheel) <text:s text:c="23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tab/>SearchObject(target=HandbrakeBrake) <text:s text:c="14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tab/>PushHMI(data=inSideCabin_image) <text:s text:c="18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tab/>PushHMI(data= InSideCabin_parametrics) <text:s text:c="1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tab/>GripSteeringWheel <text:s text:c="32"/></text:p>
          </table:table-cell>
          <table:table-cell office:value-type="string">
            <text:p><text:tab/>C52 - Robot is sitting in vehicle, grip wheel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tab/>CalibrateWheel <text:s text:c="35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tab/>PlaceFeetOnPedals <text:s text:c="32"/></text:p>
          </table:table-cell>
          <table:table-cell office:value-type="string">
            <text:p><text:tab/>C52 - move the foots to be on the pedals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tab/>CalibratePedals <text:s text:c="3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tab/>GripHandBrake <text:s text:c="36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tab/>GripGearStick <text:s text:c="36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tab/>PathPlanning <text:s text:c="37"/></text:p>
          </table:table-cell>
          <table:table-cell office:value-type="string">
            <text:p><text:tab/>C31 calculates paths on occupancy grids, fails when it's no longer possible to do so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tab/>PathPlanningFocus(target=FORWARD) <text:s text:c="16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tab/>PushHMI(data=panoramic_image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tab/>PushHMI(data= occupancy_grid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tab/>PushHMI(data= path) <text:s text:c="3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tab/>PushHMI(data= vehicle_parametrics) <text:s text:c="1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tab/>InitDrive <text:s text:c="40"/></text:p>
          </table:table-cell>
          <table:table-cell office:value-type="string">
            <text:p><text:tab/>C52 - test that the shift is neutral/forward (preconditions of WayPointsDriving), and that the driving can begin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tab/>WayPointsDriving <text:s text:c="33"/></text:p>
          </table:table-cell>
          <table:table-cell office:value-type="string">
            <text:p><text:tab/>C51 - way point driver, asks path from C31 and drives according to it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tab/>FinishDrive <text:s text:c="38"/></text:p>
          </table:table-cell>
          <table:table-cell office:value-type="string">
            <text:p><text:tab/>C52 - finish the driving rutin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tab/>PushHMI(data=door_image) <text:s text:c="2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tab/>PushHMI(data=door_parameters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 data=path - C11 it retrieves the path and sends it back to the operator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tab/>DismountVechicle(param=Dismount) <text:s text:c="17"/></text:p>
          </table:table-cell>
          <table:table-cell office:value-type="string">
            <text:p><text:tab/>C4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tab/>MechanismForStandingUp <text:s text:c="27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tab/>RobotGoesSomewhere <text:s text:c="31"/></text:p>
          </table:table-cell>
          <table:table-cell office:value-type="string">
            <text:p><text:tab/></text:p>
          </table:table-cell>
          <table:table-cell/>
        </table:table-row>
        <table:table-row table:style-name="ro3" table:number-rows-repeated="104849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1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<text:tab/>LocalizationTrack <text:s text:c="17"/></text:p>
          </table:table-cell>
          <table:table-cell office:value-type="string">
            <text:p><text:tab/>C25 tracks robot position in 3D environment, fails when it's no longer possible to do so (not when localization is bad)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<text:tab/>ObstacleDetection <text:s text:c="17"/></text:p>
          </table:table-cell>
          <table:table-cell office:value-type="string">
            <text:p><text:tab/>C24 detects obstacles in 3D, fails when it's no longer possible to detect objects 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tab/>PathPlanning <text:s text:c="22"/></text:p>
          </table:table-cell>
          <table:table-cell office:value-type="string">
            <text:p><text:tab/>C31 calculates paths on occupancy grids, fails when it's no longer possible to do so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tab/>Monitor(target=LiveLock) <text:s text:c="10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<text:tab/>StandUp <text:s text:c="27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tab/>Monitor(target=Falling) <text:s text:c="11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<text:tab/>SearchObject(target=A) <text:s text:c="12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<text:tab/>TrackObject(target=A) <text:s text:c="13"/></text:p>
          </table:table-cell>
          <table:table-cell office:value-type="string">
            <text:p><text:tab/>C23 Tracks object A position withing the image, fails if there is no longer a method to predict it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tab/>Monitor(target=Stable) <text:s text:c="12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<text:tab/>PostureControl(pose=stabilization) 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<text:tab/>PushHMI(data=panoramic_image) <text:s text:c="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  <text:p/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<text:tab/>PushHMI(data=occupancy_grid) <text:s text:c="6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  <text:p/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<text:tab/>PushHMI(data=path) <text:s text:c="16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  <text:p/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<text:tab/>HMIResponce <text:s text:c="23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tab/>Monitor(target=Timeout) <text:s text:c="11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<text:tab/>PathPlanningFocus(target=A) <text:s text:c="7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<text:tab/>TurnTo(target=A) <text:s text:c="18"/></text:p>
          </table:table-cell>
          <table:table-cell office:value-type="string">
            <text:p><text:tab/>C41 it gets the locations of A from the perception services and turns towards it</text:p>
          </table:table-cell>
          <table:table-cell office:value-type="string">
            <text:p>parameters:</text:p>
            <text:p>target=Doorway</text:p>
            <text:p>selfPosition=internal,external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<text:tab/>FollowPath <text:s text:c="24"/></text:p>
          </table:table-cell>
          <table:table-cell office:value-type="string">
            <text:p><text:tab/>C42 retrieves a path from the path planner and moves the robot along that path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<text:tab/>whilePlaceToTreadIn <text:s text:c="15"/></text:p>
          </table:table-cell>
          <table:table-cell office:value-type="string">
            <text:p><text:tab/>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<text:tab/>untilSpeedAveregeIsLowerThen(kmh=?)</text:p>
          </table:table-cell>
          <table:table-cell office:value-type="string">
            <text:p><text:tab/>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<text:tab/>untilOperatorIntervention <text:s text:c="9"/></text:p>
          </table:table-cell>
          <table:table-cell office:value-type="string">
            <text:p><text:tab/>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<text:tab/>whileSolution <text:s text:c="21"/></text:p>
          </table:table-cell>
          <table:table-cell office:value-type="string">
            <text:p><text:tab/>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<text:tab/>Stop <text:s text:c="30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<text:tab/>PlanDetour <text:s text:c="24"/></text:p>
          </table:table-cell>
          <table:table-cell office:value-type="string">
            <text:p><text:tab/>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<text:tab/>PushHMI(data=panoramic_image) <text:s text:c="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  <text:p/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<text:tab/>HMIResponce <text:s text:c="23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<text:tab/>Monitor(target=Timeout) <text:s text:c="11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tab/>Monitor(target=Stable) <text:s text:c="12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<text:tab/>PostureControl(pose=stabilization) 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<text:tab/>Monitor(target=Stable) <text:s text:c="12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<text:tab/>PostureControl(pose=stabilization) 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<text:tab/>PushHMI(data=panoramic_image) <text:s text:c="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<text:tab/>HMIResponce <text:s text:c="23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tab/>Monitor(target=Timeout) <text:s text:c="11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</table:table-cell>
        </table:table-row>
      </table:table>
      <table:table table:name="Sheet1_4" table:style-name="ta1"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<text:tab/>LocalizationTrack <text:s text:c="12"/></text:p>
          </table:table-cell>
          <table:table-cell office:value-type="string">
            <text:p><text:tab/>C25 tracks robot position in 3D environment, fails when it's no longer possible to do so (not when localization is bad)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<text:tab/>ObstacleDetection <text:s text:c="12"/></text:p>
          </table:table-cell>
          <table:table-cell office:value-type="string">
            <text:p><text:tab/>C24 detects obstacles in 3D, fails when it's no longer possible to detect objects 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tab/>PathPlanning <text:s text:c="17"/></text:p>
          </table:table-cell>
          <table:table-cell office:value-type="string">
            <text:p><text:tab/>C31 calculates paths on occupancy grids, fails when it's no longer possible to do so</text:p>
          </table:table-cell>
          <table:table-cell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<text:tab/>Monitor(target=LiveLock) <text:s text:c="5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<text:tab/>StandUp <text:s text:c="22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<text:tab/>Monitor(target=Falling) <text:s text:c="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<text:tab/>isObjectInHand(target=right) <text:s/></text:p>
          </table:table-cell>
          <table:table-cell office:value-type="string">
            <text:p><text:tab/>C66 returns if there is an object in one of the hands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<text:tab/>SearchObject(target=A) <text:s text:c="7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<text:tab/>TrackObject(target=A) <text:s text:c="8"/></text:p>
          </table:table-cell>
          <table:table-cell office:value-type="string">
            <text:p><text:tab/>C23 Tracks object A position withing the image, fails if there is no longer a method to predict it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<text:tab/>PathPlanningFocus(target=A) <text:s text:c="2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tab/>TurnTo(target=A) <text:s text:c="13"/></text:p>
          </table:table-cell>
          <table:table-cell office:value-type="string">
            <text:p><text:tab/>C41 it gets the locations of A from the perception services and turns towards it</text:p>
          </table:table-cell>
          <table:table-cell office:value-type="string">
            <text:p>parameters:</text:p>
            <text:p>target=Doorway</text:p>
            <text:p>selfPosition=internal,external</text:p>
            <text:p/>
          </table:table-cell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<text:tab/>Monitor(target=Stable) <text:s text:c="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<text:tab/>PostureControl(pose=stabilize)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<text:tab/>PushHMI(data=panoramic_image) 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<text:tab/>PushHMI(data=occupancy_grid) <text:s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<text:tab/>PushHMI(data=path) <text:s text:c="1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<text:tab/>HMIResponse <text:s text:c="1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<text:tab/>Monitor(target=Timeout) <text:s text:c="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<text:tab/>FollowPath <text:s text:c="19"/></text:p>
          </table:table-cell>
          <table:table-cell office:value-type="string">
            <text:p><text:tab/>C42 retrieves a path from the path planner and moves the robot along that path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<text:tab/>PickUp(target=A) <text:s text:c="13"/></text:p>
          </table:table-cell>
          <table:table-cell office:value-type="string">
            <text:p><text:tab/>C66 pick up an object (without walking)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<text:tab/>SearchObject(target=B) <text:s text:c="7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<text:tab/>whileObjectInHands <text:s text:c="11"/></text:p>
          </table:table-cell>
          <table:table-cell office:value-type="string">
            <text:p><text:tab/>C66 returns if there is no more an object in one of the hands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<text:tab/>TrackObject(target=B) <text:s text:c="8"/></text:p>
          </table:table-cell>
          <table:table-cell office:value-type="string">
            <text:p><text:tab/>C23 Tracks object A position withing the image, fails if there is no longer a method to predict it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<text:tab/>PathPlanningFocus(target=B) <text:s text:c="2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tab/>TurnTo(target=B) <text:s text:c="13"/></text:p>
          </table:table-cell>
          <table:table-cell office:value-type="string">
            <text:p><text:tab/>C41 it gets the locations of A from the perception services and turns towards it</text:p>
          </table:table-cell>
          <table:table-cell office:value-type="string">
            <text:p>parameters:</text:p>
            <text:p>target=Doorway</text:p>
            <text:p>selfPosition=internal,external</text:p>
            <text:p/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<text:tab/>Monitor(target=Stable) <text:s text:c="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<text:tab/>PostureControl(pose=stabilize)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<text:tab/>PushHMI(data=panoramic_image) 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</table:table-cell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<text:tab/>PushHMI(data=occupancy_grid) <text:s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</table:table-cell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<text:tab/>PushHMI(data=path) <text:s text:c="1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 office:value-type="string">
            <text:p>data=panoramic_image - C11 it retrieves the panoramic image and sends it back to the operator</text:p>
            <text:p>data=path - C11 it retrieves the path and sends it back to the operator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<text:tab/>HMIResponse <text:s text:c="1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<text:tab/>Monitor(target=Timeout) <text:s text:c="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<text:tab/>FollowPath <text:s text:c="19"/></text:p>
          </table:table-cell>
          <table:table-cell office:value-type="string">
            <text:p><text:tab/>C42 retrieves a path from the path planner and moves the robot along that path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<text:tab/>Squat <text:s text:c="24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<text:tab/>Monitor(target=Stable) <text:s text:c="7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<text:tab/>PostureControl(pose=stabilize)</text:p>
          </table:table-cell>
          <table:table-cell office:value-type="string">
            <text:p><text:tab/>C45 given a pose it executes it // TODO</text:p>
          </table:table-cell>
          <table:table-cell office:value-type="string">
            <text:p><text:s/>FIX TREE FOR CORRECT PARAMETER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<text:tab/>AlignObjects <text:s text:c="17"/></text:p>
          </table:table-cell>
          <table:table-cell office:value-type="string">
            <text:p><text:tab/>C66 Align objects A and B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<text:tab/>PushHMI(data=objects) <text:s text:c="8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<text:tab/>HMIResponse <text:s text:c="1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<text:tab/>Monitor(target=Timeout) <text:s text:c="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<text:tab/>ObjectAttachment <text:s text:c="13"/></text:p>
          </table:table-cell>
          <table:table-cell office:value-type="string">
            <text:p><text:tab/>C66 Attach object A to B</text:p>
          </table:table-cell>
          <table:table-cell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<text:tab/>Monitor(target=Timeout) <text:s text:c="6"/></text:p>
          </table:table-cell>
          <table:table-cell office:value-type="string">
            <text:p><text:tab/>Wait for specified target event</text:p>
          </table:table-cell>
          <table:table-cell office:value-type="string">
            <text:p>target=Falling: C35 returns when robot has fallen</text:p>
            <text:p><text:s text:c="3"/>target=LiveLock: C35 returns if a live lock is found</text:p>
            <text:p><text:s text:c="3"/>target=Stable: 35 returns when the robot is not stable</text:p>
            <text:p><text:s text:c="3"/>target=Timeout: C35 returns if the subtree execution is taking too long</text:p>
            <text:p/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<text:tab/>PushHMI(data=objects) <text:s text:c="8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<text:tab/>HMIResponse <text:s text:c="1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<text:tab/>ValidateConnection <text:s text:c="11"/></text:p>
          </table:table-cell>
          <table:table-cell office:value-type="string">
            <text:p><text:tab/>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<text:tab/>ReverseAttachment <text:s text:c="12"/></text:p>
          </table:table-cell>
          <table:table-cell office:value-type="string">
            <text:p><text:tab/>C66 reverse the attachment and return hands to start position (with object in hand)</text:p>
          </table:table-cell>
          <table:table-cell/>
        </table:table-row>
      </table:table>
      <table:table table:name="Sheet4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1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</meta:initial-creator>
    <meta:creation-date>2013-03-11T08:01:31</meta:creation-date>
    <dc:date>2013-03-11T11:23:19</dc:date>
    <dc:creator>michele </dc:creator>
    <meta:editing-duration>PT3H8M59S</meta:editing-duration>
    <meta:editing-cycles>3</meta:editing-cycles>
    <meta:generator>LibreOffice/3.5$Linux_X86_64 LibreOffice_project/350m1$Build-2</meta:generator>
    <meta:document-statistic meta:table-count="7" meta:cell-count="536" meta:object-count="0"/>
  </office:meta>
</office:document-meta>
</file>